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700000107334AEB57.png"/>
  <manifest:file-entry manifest:media-type="image/png" manifest:full-path="Pictures/100002010000018400000184A86BB7FD.png"/>
  <manifest:file-entry manifest:media-type="image/png" manifest:full-path="Pictures/10000201000000A3000000A38E425F28.png"/>
  <manifest:file-entry manifest:media-type="image/png" manifest:full-path="Pictures/10000201000002AF000002AFCF8284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terminado-notes">
      <style:graphic-properties draw:stroke="none" svg:stroke-width="0cm" draw:fill="none" draw:fill-color="#ffffff" draw:textarea-vertical-align="top" draw:auto-grow-height="false" draw:fit-to-size="false" fo:min-height="11.636cm" fo:padding-top="0.125cm" fo:padding-bottom="0.125cm" fo:padding-left="0.25cm" fo:padding-right="0.25cm" fo:wrap-option="wrap"/>
    </style:style>
    <style:style style:name="pr4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1.636cm" fo:padding-top="0.125cm" fo:padding-bottom="0.125cm" fo:padding-left="0.25cm" fo:padding-right="0.25cm" fo:wrap-option="wrap"/>
    </style:style>
    <style:style style:name="pr5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6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Predeterminado_20_1-notes">
      <style:graphic-properties draw:stroke="none" svg:stroke-width="0cm" draw:fill="none" draw:fill-color="#ffffff" draw:textarea-vertical-align="top" draw:auto-grow-height="false" draw:fit-to-size="false" fo:min-height="11.636cm" fo:padding-top="0.125cm" fo:padding-bottom="0.125cm" fo:padding-left="0.25cm" fo:padding-right="0.25cm" fo:wrap-option="wrap"/>
    </style:style>
    <style:style style:name="pr8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1.636cm" fo:padding-top="0.125cm" fo:padding-bottom="0.125cm" fo:padding-left="0.25cm" fo:padding-right="0.25cm" fo:wrap-option="wrap"/>
    </style:style>
    <style:style style:name="pr9" style:family="presentation" style:parent-style-name="Predeterminado_20_1-backgroundobjects" style:list-style-name="L3">
      <style:graphic-properties draw:stroke="none" svg:stroke-width="0cm" draw:fill="none" draw:fill-color="#ffffff" draw:textarea-vertical-align="top" draw:auto-grow-height="false" fo:min-height="11.636cm" fo:padding-top="0.125cm" fo:padding-bottom="0.125cm" fo:padding-left="0.25cm" fo:padding-right="0.25cm" fo:wrap-option="wrap"/>
    </style:style>
    <style:style style:name="pr10" style:family="presentation" style:parent-style-name="Predeterminado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Predeterminado_20_2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Predeterminado_20_2-notes">
      <style:graphic-properties draw:stroke="none" svg:stroke-width="0cm" draw:fill="none" draw:fill-color="#ffffff" draw:textarea-vertical-align="top" draw:auto-grow-height="false" fo:min-height="11.636cm" fo:padding-top="0.125cm" fo:padding-bottom="0.125cm" fo:padding-left="0.25cm" fo:padding-right="0.25cm" fo:wrap-option="wrap"/>
    </style:style>
    <style:style style:name="pr13" style:family="presentation" style:parent-style-name="Predeterminado_20_2-backgroundobjects">
      <style:graphic-properties draw:stroke="none" svg:stroke-width="0cm" draw:fill="none" draw:fill-color="#ffffff" draw:textarea-vertical-align="top" draw:auto-grow-height="false" fo:min-height="11.636cm" fo:padding-top="0.125cm" fo:padding-bottom="0.125cm" fo:padding-left="0.25cm" fo:padding-right="0.25cm" fo:wrap-option="wrap"/>
    </style:style>
    <style:style style:name="pr14" style:family="presentation" style:parent-style-name="Predeterminado_20_1-notes">
      <style:graphic-properties draw:stroke="none" svg:stroke-width="0cm" draw:fill="none" draw:fill-color="#ffffff" draw:textarea-vertical-align="top" draw:auto-grow-height="false" fo:min-height="11.636cm" fo:padding-top="0.125cm" fo:padding-bottom="0.125cm" fo:padding-left="0.25cm" fo:padding-right="0.25cm" fo:wrap-option="wrap"/>
    </style:style>
    <style:style style:name="pr15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6" style:family="presentation" style:parent-style-name="Predeterminado_20_1-notes">
      <style:graphic-properties draw:fill-color="#ffffff" fo:min-height="11.635cm"/>
    </style:style>
    <style:style style:name="P1" style:family="paragraph">
      <style:paragraph-properties fo:margin-top="0cm" fo:margin-bottom="0cm" fo:text-align="start" style:punctuation-wrap="hanging" style:writing-mode="lr-tb"/>
      <style:text-properties fo:font-weight="bold" style:font-weight-asian="bold" style:font-weight-complex="bold" fo:hyphenate="false"/>
    </style:style>
    <style:style style:name="P2" style:family="paragraph">
      <style:paragraph-properties style:font-independent-line-spacing="true"/>
      <style:text-properties fo:font-size="18pt" fo:font-weight="bold" style:font-weight-asian="bold" style:font-weight-complex="bold"/>
    </style:style>
    <style:style style:name="P3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line-height="150%">
        <style:tab-stops>
          <style:tab-stop style:position="9.393cm"/>
        </style:tab-stops>
      </style:paragraph-properties>
      <style:text-properties fo:font-family="Arial" style:font-family-generic="swiss" style:font-pitch="variable" style:font-family-asian="'Times New Roman'" style:font-family-generic-asian="roman" style:font-pitch-asian="variable"/>
    </style:style>
    <style:style style:name="P8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24pt" fo:font-weight="bold" style:font-size-asian="24pt" style:font-weight-asian="bold" style:font-size-complex="24pt" style:font-weight-complex="bold" fo:hyphenate="false"/>
    </style:style>
    <style:style style:name="P9" style:family="paragraph">
      <style:paragraph-properties fo:line-height="150%">
        <style:tab-stops>
          <style:tab-stop style:position="9.39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style:font-independent-line-spacing="true"/>
      <style:text-properties fo:color="#007826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P13" style:family="paragraph">
      <style:paragraph-properties fo:line-height="150%">
        <style:tab-stops>
          <style:tab-stop style:position="9.393cm"/>
        </style:tab-stops>
      </style:paragraph-properties>
      <style:text-properties fo:font-family="Arial" style:font-family-generic="swiss" style:font-pitch="variable" fo:font-size="14pt" fo:font-weight="bold" style:font-family-asian="'Times New Roman'" style:font-family-generic-asian="roman" style:font-pitch-asian="variable" style:font-size-asian="14pt" style:font-weight-asian="bold" style:font-weight-complex="bold"/>
    </style:style>
    <style:style style:name="P14" style:family="paragraph">
      <style:paragraph-properties fo:margin-top="0cm" fo:margin-bottom="0cm" fo:text-align="center" style:punctuation-wrap="hanging" style:writing-mode="lr-tb"/>
      <style:text-properties fo:font-weight="bold" style:font-weight-asian="bold" style:font-weight-complex="bold" fo:hyphenate="false"/>
    </style:style>
    <style:style style:name="P15" style:family="paragraph">
      <style:paragraph-properties fo:text-align="center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line-height="150%" fo:text-align="start">
        <style:tab-stops>
          <style:tab-stop style:position="9.393cm"/>
        </style:tab-stops>
      </style:paragraph-properties>
      <style:text-properties fo:font-family="Arial" style:font-family-generic="swiss" style:font-pitch="variable" fo:font-size="24pt" fo:font-weight="bold" style:font-family-asian="'Times New Roman'" style:font-family-generic-asian="roman" style:font-pitch-asian="variable" style:font-size-asian="24pt" style:font-weight-asian="bold" style:font-size-complex="24pt" style:font-weight-complex="bold"/>
    </style:style>
    <style:style style:name="P17" style:family="paragraph">
      <style:paragraph-properties fo:margin-left="2.54cm" fo:margin-right="0cm" fo:line-height="150%" fo:text-indent="-0.635cm">
        <style:tab-stops>
          <style:tab-stop style:position="0cm"/>
          <style:tab-stop style:position="9.393cm"/>
        </style:tab-stops>
      </style:paragraph-properties>
      <style:text-properties fo:font-family="Arial" style:font-family-generic="swiss" style:font-pitch="variable" fo:font-style="italic" style:font-family-asian="'Times New Roman'" style:font-family-generic-asian="roman" style:font-pitch-asian="variable" style:font-style-asian="italic" style:font-style-complex="italic"/>
    </style:style>
    <style:style style:name="P18" style:family="paragraph">
      <style:paragraph-properties fo:line-height="150%" fo:text-align="center">
        <style:tab-stops>
          <style:tab-stop style:position="9.393cm"/>
        </style:tab-stops>
      </style:paragraph-properties>
      <style:text-properties fo:font-family="Arial" style:font-family-generic="swiss" style:font-pitch="variable" fo:font-size="24pt" style:text-underline-style="solid" style:text-underline-width="auto" style:text-underline-color="font-color" fo:font-weight="bold" style:font-family-asian="'Times New Roman'" style:font-family-generic-asian="roman" style:font-pitch-asian="variable" style:font-size-asian="24pt" style:font-weight-asian="bold" style:font-size-complex="24pt" style:font-weight-complex="bold"/>
    </style:style>
    <style:style style:name="P19" style:family="paragraph">
      <style:paragraph-properties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style:line-height-at-least="0.176cm"/>
      <style:text-properties fo:font-family="Arial" style:font-family-generic="swiss" style:font-pitch="variable" fo:font-size="24pt" fo:font-style="italic" fo:font-weight="bold" style:font-family-asian="Arial" style:font-family-generic-asian="swiss" style:font-pitch-asian="variable" style:font-size-asian="24pt" style:font-style-asian="italic" style:font-weight-asian="bold" style:font-size-complex="24pt" style:font-style-complex="italic" style:font-weight-complex="bold"/>
    </style:style>
    <style:style style:name="P21" style:family="paragraph">
      <style:paragraph-properties fo:line-height="150%" fo:text-align="center">
        <style:tab-stops>
          <style:tab-stop style:position="9.393cm"/>
        </style:tab-stops>
      </style:paragraph-properties>
      <style:text-properties fo:font-family="Arial" style:font-family-generic="swiss" style:font-pitch="variable" fo:font-weight="bold" style:font-family-asian="'Times New Roman'" style:font-family-generic-asian="roman" style:font-pitch-asian="variable" style:font-weight-asian="bold" style:font-weight-complex="bold"/>
    </style:style>
    <style:style style:name="P22" style:family="paragraph">
      <style:paragraph-properties fo:text-align="start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center" style:font-independent-line-spacing="true"/>
      <style:text-properties fo:font-size="34pt" fo:font-weight="bold" style:font-size-asian="34pt" style:font-weight-asian="bold" style:font-size-complex="34pt" style:font-weight-complex="bold"/>
    </style:style>
    <style:style style:name="P25" style:family="paragraph">
      <style:paragraph-properties fo:line-height="150%" fo:text-align="start">
        <style:tab-stops>
          <style:tab-stop style:position="9.393cm"/>
        </style:tab-stops>
      </style:paragraph-properties>
      <style:text-properties fo:font-family="Arial" style:font-family-generic="swiss" style:font-pitch="variable" fo:font-weight="bold" style:font-family-asian="'Times New Roman'" style:font-family-generic-asian="roman" style:font-pitch-asian="variable" style:font-weight-asian="bold" style:font-weight-complex="bold"/>
    </style:style>
    <style:style style:name="P26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hyphenate="false"/>
    </style:style>
    <style:style style:name="T1" style:family="text">
      <style:text-properties fo:color="#ebebeb" style:text-line-through-style="none" fo:font-family="'Century Gothic'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color="#ebebeb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color="#ffffff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color="#ffffff" style:text-outline="false" style:text-line-through-style="none" fo:font-family="'Century Gothic'" fo:font-size="20pt" fo:letter-spacing="normal" fo:language="es" fo:country="ES" fo:font-style="normal" fo:text-shadow="none" style:text-underline-style="none" fo:font-weight="normal" style:letter-kerning="true" style:font-family-asian="'Times New Roman'" style:font-family-generic-asian="roman" style:font-pitch-asian="variable" style:font-size-asian="20pt" style:language-asian="es" style:country-asian="ES" style:font-style-asian="normal" style:font-weight-asian="normal" style:font-family-complex="Mangal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line-through-style="none" fo:font-family="'Century Gothic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ffffff" style:text-outline="false" style:text-line-through-style="none" fo:font-family="'Century Gothic'" fo:font-size="24pt" fo:letter-spacing="normal" fo:language="es" fo:country="ES" fo:font-style="normal" fo:text-shadow="none" style:text-underline-style="none" fo:font-weight="bold" style:letter-kerning="true" style:font-family-asian="'Times New Roman'" style:font-family-generic-asian="roman" style:font-pitch-asian="variable" style:font-size-asian="24pt" style:language-asian="es" style:country-asian="ES" style:font-style-asian="normal" style:font-weight-asian="bold" style:font-family-complex="Mangal" style:font-family-generic-complex="system" style:font-pitch-complex="variable" style:font-size-complex="24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fo:font-family="'Century Gothic'" fo:font-size="20pt" fo:letter-spacing="normal" fo:language="es" fo:country="ES" fo:font-style="normal" fo:text-shadow="none" style:text-underline-style="none" fo:font-weight="bold" style:letter-kerning="true" style:font-family-asian="'Times New Roman'" style:font-family-generic-asian="roman" style:font-pitch-asian="variable" style:font-size-asian="20pt" style:language-asian="es" style:country-asian="ES" style:font-style-asian="normal" style:font-weight-asian="bold" style:font-family-complex="Mangal" style:font-family-generic-complex="system" style:font-pitch-complex="variable" style:font-size-complex="20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fo:font-family="'Century Gothic'" fo:font-size="18pt" fo:letter-spacing="normal" fo:language="es" fo:country="ES" fo:font-style="normal" fo:text-shadow="none" style:text-underline-style="none" fo:font-weight="bold" style:letter-kerning="true" style:font-family-asian="'Times New Roman'" style:font-family-generic-asian="roman" style:font-pitch-asian="variable" style:font-size-asian="18pt" style:language-asian="es" style:country-asian="ES" style:font-style-asian="normal" style:font-weight-asian="bold" style:font-family-complex="Mangal" style:font-family-generic-complex="system" style:font-pitch-complex="variable" style:font-size-complex="18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24pt" fo:letter-spacing="normal" fo:language="es" fo:country="ES" fo:font-style="italic" fo:text-shadow="none" style:text-underline-style="none" fo:font-weight="bold" style:letter-kerning="true" style:font-family-asian="'Times New Roman'" style:font-family-generic-asian="roman" style:font-pitch-asian="variable" style:font-size-asian="24pt" style:language-asian="es" style:country-asian="ES" style:font-style-asian="italic" style:font-weight-asian="bold" style:font-family-complex="Mangal" style:font-family-generic-complex="system" style:font-pitch-complex="variable" style:font-size-complex="24pt" style:language-complex="es" style:country-complex="ES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fo:font-family="'Century Gothic'" fo:font-size="24pt" fo:letter-spacing="normal" fo:language="es" fo:country="ES" fo:font-style="normal" fo:text-shadow="none" style:text-underline-style="none" fo:font-weight="bold" style:letter-kerning="true" style:font-family-asian="Arial" style:font-family-generic-asian="swiss" style:font-pitch-asian="variable" style:font-size-asian="24pt" style:language-asian="es" style:country-asian="ES" style:font-style-asian="normal" style:font-weight-asian="bold" style:font-family-complex="Mangal" style:font-family-generic-complex="system" style:font-pitch-complex="variable" style:font-size-complex="24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3333" style:text-outline="false" style:text-line-through-style="none" fo:font-family="'Century Gothic'" fo:font-size="24pt" fo:letter-spacing="normal" fo:language="es" fo:country="ES" fo:font-style="normal" fo:text-shadow="none" style:text-underline-style="none" fo:font-weight="bold" style:letter-kerning="true" style:font-family-asian="Arial" style:font-family-generic-asian="swiss" style:font-pitch-asian="variable" style:font-size-asian="24pt" style:language-asian="es" style:country-asian="ES" style:font-style-asian="normal" style:font-weight-asian="bold" style:font-family-complex="Mangal" style:font-family-generic-complex="system" style:font-pitch-complex="variable" style:font-size-complex="24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fo:font-family="'Century Gothic'" fo:font-size="18pt" fo:letter-spacing="normal" fo:language="es" fo:country="ES" fo:font-style="normal" fo:text-shadow="none" style:text-underline-style="none" fo:font-weight="bold" style:letter-kerning="true" style:font-family-asian="Arial" style:font-family-generic-asian="swiss" style:font-pitch-asian="variable" style:font-size-asian="18pt" style:language-asian="es" style:country-asian="ES" style:font-style-asian="normal" style:font-weight-asian="bold" style:font-family-complex="Mangal" style:font-family-generic-complex="system" style:font-pitch-complex="variable" style:font-size-complex="18pt" style:language-complex="es" style:country-complex="ES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draw:name="Rectángulo 3" presentation:style-name="pr1" draw:text-style-name="P2" draw:layer="layout" svg:width="24.515cm" svg:height="9.248cm" svg:x="1.485cm" svg:y="4.152cm" presentation:class="title" presentation:user-transformed="true">
          <draw:text-box>
            <text:p text:style-name="P1"><text:span text:style-name="T1">Interplanet</text:span></text:p>
          </draw:text-box>
        </draw:frame>
        <draw:frame draw:name="Rectángulo 4" presentation:style-name="pr2" draw:text-style-name="P4" draw:layer="layout" svg:width="24.515cm" svg:height="2.392cm" svg:x="1.2cm" svg:y="14.808cm" presentation:class="subtitle" presentation:user-transformed="true">
          <draw:text-box>
            <text:p text:style-name="P3"><text:span text:style-name="T2">Internet Interplanetario</text:span></text:p>
          </draw:text-box>
        </draw:frame>
        <anim:par smil:dur="indefinite" smil:restart="never"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1" presentation:class="page"/>
          <draw:frame draw:name="Marcador de posición de notas 2" presentation:style-name="pr3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4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Concepto empresarial" draw:style-name="dp3" draw:master-page-name="Predeterminado_20_1" presentation:presentation-page-layout-name="AL2T11" xml:id="id2" draw:id="id2">
        <draw:frame draw:name="Rectángulo 1" presentation:style-name="pr5" draw:text-style-name="P4" draw:layer="layout" svg:width="26.123cm" svg:height="3.889cm" svg:x="1.795cm" svg:y="1.258cm" presentation:class="title" presentation:user-transformed="true">
          <draw:text-box>
            <text:p text:style-name="P3"><text:span text:style-name="T2">Historia</text:span></text:p>
          </draw:text-box>
        </draw:frame>
        <draw:frame draw:name="Rectángulo 2" presentation:style-name="pr6" draw:text-style-name="P4" draw:layer="layout" svg:width="24.851cm" svg:height="11.653cm" svg:x="1.6cm" svg:y="4.147cm" presentation:class="outline" presentation:user-transformed="true">
          <draw:text-box>
            <text:p text:style-name="P7"><text:span text:style-name="T4">Transbordadores entre los años 70 y 80 del siglo pasado.</text:span></text:p>
            <text:p text:style-name="P7"><text:span text:style-name="T4">El viaje a la Luna en 1965.</text:span></text:p>
            <text:p text:style-name="P7"><text:span text:style-name="T4">Los viajes no tripulados al planeta Marte:</text:span></text:p>
            <text:p text:style-name="P7"><text:span text:style-name="T4">El lanzamiento del orbitador de telecomunicaciones de Marte (OMT)</text:span></text:p>
            <text:p text:style-name="P7"><text:span text:style-name="T4">Robots: “Spirit”, “Oportunity” (2004), o el más <text:s/>reciente, el robot “Curiosity” en el año 2012.</text:span></text:p>
          </draw:text-box>
        </draw:frame>
        <anim:par smil:dur="indefinite" smil:restart="never"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2" presentation:class="page"/>
          <draw:frame draw:name="Marcador de posición de notas 2" presentation:style-name="pr7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8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Oportunidades" draw:style-name="dp1" draw:master-page-name="Predeterminado_20_1" presentation:presentation-page-layout-name="AL2T11" xml:id="id3" draw:id="id3">
        <office:forms form:automatic-focus="false" form:apply-design-mode="false"/>
        <draw:frame draw:name="Rectángulo 1" presentation:style-name="pr5" draw:text-style-name="P4" draw:layer="layout" svg:width="26.123cm" svg:height="3.889cm" svg:x="1.795cm" svg:y="1.258cm" presentation:class="title" presentation:user-transformed="true">
          <draw:text-box>
            <text:p text:style-name="P3"><text:span text:style-name="T2">¿El porqué de los viajes inteplanetarios?</text:span></text:p>
          </draw:text-box>
        </draw:frame>
        <draw:frame draw:name="Rectángulo 2" presentation:style-name="pr6" draw:text-style-name="P10" draw:layer="layout" svg:width="24.851cm" svg:height="11.653cm" svg:x="1.349cm" svg:y="7.8cm" presentation:class="outline" presentation:user-transformed="true">
          <draw:text-box>
            <text:list text:style-name="L5">
              <text:list-item>
                <text:p text:style-name="P8"><text:span text:style-name="T5">Razón principal:</text:span></text:p>
              </text:list-item>
            </text:list>
            <text:p text:style-name="P9"><text:span text:style-name="T6">Todos tienen en común la recopilación de información de todo tipo, fotografías de alta calidad, datos de interés científico sobre la superficie de la Luna, de Marte, o de más allá, que a futuro sean aprovechados para proyectos como el de habitar más planetas.</text:span></text:p>
          </draw:text-box>
        </draw:frame>
        <anim:par smil:dur="indefinite" smil:restart="never"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3" presentation:class="page"/>
          <draw:frame draw:name="Marcador de posición de notas 2" presentation:style-name="pr7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9" draw:text-style-name="P12" draw:layer="layout" svg:width="8.453cm" svg:height="1.296cm" svg:x="11.05cm" svg:y="24.561cm" presentation:class="page-number" presentation:user-transformed="true">
            <draw:text-box>
              <text:p text:style-name="P11"><text:span text:style-name="T3"><text:page-number>&lt;número&gt;</text:page-number></text:span></text:p>
            </draw:text-box>
          </draw:frame>
        </presentation:notes>
      </draw:page>
      <draw:page draw:name="Indique claramente la misión a largo plazo de su empresa." draw:style-name="dp3" draw:master-page-name="Predeterminado_20_2" xml:id="id4" draw:id="id4">
        <draw:frame draw:name="Título 1" presentation:style-name="pr10" draw:text-style-name="P4" draw:layer="layout" svg:width="22.219cm" svg:height="9.101cm" svg:x="4.374cm" svg:y="4.022cm" presentation:class="title" presentation:user-transformed="true">
          <draw:text-box>
            <text:p text:style-name="P3"><text:span text:style-name="T2">Red de Internets</text:span></text:p>
          </draw:text-box>
        </draw:frame>
        <draw:frame draw:name="Marcador de posición de texto 2" presentation:style-name="pr11" draw:text-style-name="P2" draw:layer="layout" svg:width="22.219cm" svg:height="2.982cm" svg:x="4.374cm" svg:y="13.758cm" presentation:class="outline" presentation:user-transformed="true">
          <draw:text-box>
            <text:list text:style-name="L4">
              <text:list-item>
                <text:p text:style-name="P13"><text:span text:style-name="T7">Internet Terrestre:</text:span></text:p>
              </text:list-item>
              <text:list-item>
                <text:p text:style-name="P13"><text:span text:style-name="T7">Internet más allá!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Marcador de imagen de diapositiva 1" draw:style-name="gr1" draw:layer="layout" svg:width="15.512cm" svg:height="8.726cm" svg:x="1.998cm" svg:y="3.232cm" draw:page-number="4" presentation:class="page"/>
          <draw:frame draw:name="Marcador de notas 2" presentation:style-name="pr12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número de diapositiva 3" presentation:style-name="pr13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Resumen de mercado" draw:style-name="dp1" draw:master-page-name="Predeterminado_20_1" presentation:presentation-page-layout-name="AL2T11" xml:id="id5" draw:id="id5">
        <draw:frame draw:name="Rectángulo 1" presentation:style-name="pr5" draw:text-style-name="P15" draw:layer="layout" svg:width="26.123cm" svg:height="3.889cm" svg:x="3.877cm" svg:y="0.511cm" presentation:class="title" presentation:user-transformed="true">
          <draw:text-box>
            <text:p text:style-name="P14"><text:span text:style-name="T1">Las condiciones en el espacio</text:span></text:p>
          </draw:text-box>
        </draw:frame>
        <draw:frame draw:name="Rectángulo 2" presentation:style-name="pr6" draw:text-style-name="P19" draw:layer="layout" svg:width="33.2cm" svg:height="11.653cm" svg:x="0cm" svg:y="2.547cm" presentation:class="outline" presentation:user-transformed="true">
          <draw:text-box>
            <text:list text:style-name="L4">
              <text:list-item>
                <text:p text:style-name="P16"><text:span text:style-name="T6">Retrasos largos o variables</text:span></text:p>
              </text:list-item>
              <text:list-item>
                <text:p text:style-name="P16"><text:span text:style-name="T6">Flujo de datos asimétrico</text:span></text:p>
              </text:list-item>
              <text:list-item>
                <text:p text:style-name="P16"><text:span text:style-name="T6">Alta tasa de fallos.</text:span></text:p>
              </text:list-item>
              <text:list-item>
                <text:p text:style-name="P16"><text:span text:style-name="T6">Demoras en la conectividad.</text:span></text:p>
              </text:list-item>
              <text:list-item>
                <text:p text:style-name="P16"><text:span text:style-name="T6">Intermitencia</text:span><text:span text:style-name="T8"> (Que <text:s/>se interrumpe o cesa y prosigue)</text:span></text:p>
              </text:list-item>
            </text:list>
            <text:p text:style-name="P17"><text:span text:style-name="T8">Unidireccional (comunicación recíproca es irrealizable en la transferencia a tales distancias, por lo tanto se hace unidireccional, solo un nodo a la vez se comunica con el otro, y no ambos simultáneamente).</text:span></text:p>
            <text:p text:style-name="P18"><text:span text:style-name="T6"/></text:p>
          </draw:text-box>
        </draw:frame>
        <anim:par smil:dur="indefinite" smil:restart="never"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5" presentation:class="page"/>
          <draw:frame draw:name="Marcador de posición de notas 2" presentation:style-name="pr7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8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Competencia" draw:style-name="dp1" draw:master-page-name="Predeterminado_20_1" presentation:presentation-page-layout-name="AL2T11" xml:id="id6" draw:id="id6">
        <draw:frame draw:name="Rectángulo 1" presentation:style-name="pr5" draw:text-style-name="P15" draw:layer="layout" svg:width="26.123cm" svg:height="3.889cm" svg:x="1.795cm" svg:y="1.258cm" presentation:class="title" presentation:user-transformed="true">
          <draw:text-box>
            <text:p text:style-name="P14"><text:span text:style-name="T1">Red tolerante a retrasos (DTN)</text:span></text:p>
          </draw:text-box>
        </draw:frame>
        <draw:frame draw:name="Rectángulo 2" presentation:style-name="pr6" draw:text-style-name="P19" draw:layer="layout" svg:width="24.851cm" svg:height="11.653cm" svg:x="3.065cm" svg:y="5.703cm" presentation:class="outline" presentation:user-transformed="true">
          <draw:text-box>
            <text:p><text:span text:style-name="T6">Vega, E. </text:span><text:span text:style-name="T9">(</text:span><text:span text:style-name="T6">2008)</text:span></text:p>
            <text:p><text:span text:style-name="T6">“</text:span><text:span text:style-name="T6">Definir la arquitectura y hacer un protocolo necesario para permitir interoperación del residente del Internet en la Tierra con otro residente remotamente localizado de Internet en otros planetas o la nave espacial en tránsito.”</text:span></text:p>
          </draw:text-box>
        </draw:frame>
        <anim:par smil:dur="indefinite" smil:restart="never"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6" presentation:class="page"/>
          <draw:frame draw:name="Marcador de posición de notas 2" presentation:style-name="pr7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8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Objetivos" draw:style-name="dp1" draw:master-page-name="Predeterminado_20_1" presentation:presentation-page-layout-name="AL2T11" xml:id="id7" draw:id="id7">
        <office:forms form:automatic-focus="false" form:apply-design-mode="false"/>
        <draw:frame draw:name="Rectángulo 1" presentation:style-name="pr5" draw:text-style-name="P4" draw:layer="layout" svg:width="26.123cm" svg:height="3.889cm" svg:x="1.795cm" svg:y="1.258cm" presentation:class="title" presentation:user-transformed="true">
          <draw:text-box>
            <text:p text:style-name="P3"><text:span text:style-name="T2">Arquitectura de la DTN</text:span><text:span text:style-name="T2"><text:line-break/></text:span><text:span text:style-name="T2">Bundle layer protocol</text:span></text:p>
          </draw:text-box>
        </draw:frame>
        <draw:frame draw:name="Rectángulo 2" presentation:style-name="pr6" draw:text-style-name="P19" draw:layer="layout" svg:width="24.851cm" svg:height="11.653cm" svg:x="3.549cm" svg:y="5.6cm" presentation:class="outline" presentation:user-transformed="true">
          <draw:text-box>
            <text:p text:style-name="P20"><text:span text:style-name="T10">La capa de aplicación:</text:span></text:p>
            <text:p text:style-name="P20"><text:span text:style-name="T11">La capa de mensaje:</text:span></text:p>
            <text:p text:style-name="P21"><text:span text:style-name="T12">El objetivo principal de esta nueva capa es unir distintas redes de naturaleza heterogénea entre sí.</text:span></text:p>
            <text:p text:style-name="P21"><text:span text:style-name="T12">Esta capa es la que almacena y reenvía los mensajes entre los distintos nodos de las redes. </text:span></text:p>
            <text:p text:style-name="P20"><text:span text:style-name="T10">La capa de transporte:</text:span></text:p>
            <text:p text:style-name="P20"><text:span text:style-name="T10">La capa de <text:s/>acceso a red:</text:span></text:p>
          </draw:text-box>
        </draw:frame>
        <anim:par smil:dur="indefinite" smil:restart="never"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7" presentation:class="page"/>
          <draw:frame draw:name="Marcador de posición de notas 2" presentation:style-name="pr7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8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El equipo" draw:style-name="dp1" draw:master-page-name="Predeterminado_20_1" presentation:presentation-page-layout-name="AL2T11" xml:id="id8" draw:id="id8">
        <draw:frame draw:name="Rectángulo 3" presentation:style-name="pr5" draw:text-style-name="P15" draw:layer="layout" svg:width="26.123cm" svg:height="3.889cm" svg:x="1.795cm" svg:y="1.258cm" presentation:class="title" presentation:user-transformed="true">
          <draw:text-box>
            <text:p text:style-name="P14"><text:span text:style-name="T1">Interactividad</text:span></text:p>
          </draw:text-box>
        </draw:frame>
        <draw:frame draw:name="Rectángulo 4" presentation:style-name="pr6" draw:text-style-name="P22" draw:layer="layout" svg:width="24.851cm" svg:height="11.653cm" svg:x="3.065cm" svg:y="5.703cm" presentation:class="outline" presentation:user-transformed="true">
          <draw:text-box>
            <text:p text:style-name="P8"><text:span text:style-name="T6">Interactividad de la que disponemos con el protocolo TCP, es un lujo <text:s/>del que es muy caro disponer en las comunicaciones en redes DTN.</text:span></text:p>
            <text:p text:style-name="P16"><text:span text:style-name="T6">Los viajes de ida y vuelta entre los nodos inicial y final tardarían mucho tiempo. Así, con el nuevo protocolo introducido, las comunicaciones se harán con los mínimos viajes posibles de ida y vuelta.</text:span></text:p>
          </draw:text-box>
        </draw:frame>
        <anim:par smil:dur="indefinite" smil:restart="never"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8" presentation:class="page"/>
          <draw:frame draw:name="Marcador de posición de notas 2" presentation:style-name="pr7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8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El equipo" draw:style-name="dp1" draw:master-page-name="Predeterminado_20_1" presentation:presentation-page-layout-name="AL2T11" xml:id="id9" draw:id="id9">
        <office:forms form:automatic-focus="false" form:apply-design-mode="false"/>
        <draw:frame draw:name="Título 1" presentation:style-name="pr5" draw:text-style-name="P24" draw:layer="layout" svg:width="26.123cm" svg:height="3.889cm" svg:x="2.8cm" svg:y="0.311cm" presentation:class="title" presentation:user-transformed="true">
          <draw:text-box>
            <text:p text:style-name="P23"><text:span text:style-name="T13">Seguridad</text:span></text:p>
          </draw:text-box>
        </draw:frame>
        <draw:frame draw:name="Rectángulo 4" presentation:style-name="pr6" draw:text-style-name="P22" draw:layer="layout" svg:width="24.851cm" svg:height="11.653cm" svg:x="2.149cm" svg:y="2.147cm" presentation:class="outline" presentation:user-transformed="true">
          <draw:text-box>
            <text:p text:style-name="P25"><text:span text:style-name="T6">En las redes DTN tanto los mensajes como los nodos tienen su propio par de claves (pública y privada) así como su propio certificado. En los certificados se indica el tipo de calidad de servicio requerida para los envíos de los mensajes.</text:span></text:p>
            <text:p text:style-name="P25"><text:span text:style-name="T6"><text:s text:c="3"/></text:span><text:span text:style-name="T6">Aparte de autenticar a los usuarios y la integridad de los mensajes, se autentica también los nodos por los que va atravesando el mensaje desde un origen hasta llegar a un destino. De esta manera se evita el tráfico ilegal y se conservan los recursos.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9" presentation:class="page"/>
          <draw:frame draw:name="Marcador de posición de notas 2" presentation:style-name="pr14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8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Requisitos de recursos" draw:style-name="dp1" draw:master-page-name="Predeterminado_20_1" presentation:presentation-page-layout-name="AL2T11" xml:id="id10" draw:id="id10">
        <draw:frame draw:name="Rectángulo 3" presentation:style-name="pr5" draw:text-style-name="P4" draw:layer="layout" svg:width="26.123cm" svg:height="3.889cm" svg:x="1.795cm" svg:y="1.258cm" presentation:class="title" presentation:user-transformed="true">
          <draw:text-box>
            <text:p text:style-name="P3"><text:span text:style-name="T2">El futuro </text:span></text:p>
          </draw:text-box>
        </draw:frame>
        <draw:frame draw:name="Rectángulo 4" presentation:style-name="pr6" draw:text-style-name="P4" draw:layer="layout" svg:width="24.851cm" svg:height="11.653cm" svg:x="3.065cm" svg:y="5.703cm" presentation:class="outline" presentation:user-transformed="true">
          <draw:text-box>
            <text:list text:style-name="L5">
              <text:list-item>
                <text:p text:style-name="P26"><text:span text:style-name="T14">Incluir requisitos para los siguientes recursos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Personal</text:span></text:p>
                  </text:list-item>
                  <text:list-item>
                    <text:p text:style-name="P26"><text:span text:style-name="T15">Tecnología</text:span></text:p>
                  </text:list-item>
                  <text:list-item>
                    <text:p text:style-name="P26"><text:span text:style-name="T15">Finanzas</text:span></text:p>
                  </text:list-item>
                  <text:list-item>
                    <text:p text:style-name="P26"><text:span text:style-name="T15">Distribución</text:span></text:p>
                  </text:list-item>
                  <text:list-item>
                    <text:p text:style-name="P26"><text:span text:style-name="T15">Promoción</text:span></text:p>
                  </text:list-item>
                  <text:list-item>
                    <text:p text:style-name="P26"><text:span text:style-name="T15">Productos</text:span></text:p>
                  </text:list-item>
                  <text:list-item>
                    <text:p text:style-name="P26"><text:span text:style-name="T15">Servicios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10" presentation:class="page"/>
          <draw:frame draw:name="Marcador de posición de notas 2" presentation:style-name="pr7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8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Plan financiero" draw:style-name="dp1" draw:master-page-name="Predeterminado_20_1" presentation:presentation-page-layout-name="AL2T11" xml:id="id11" draw:id="id11">
        <draw:frame draw:name="Rectángulo 1" presentation:style-name="pr5" draw:text-style-name="P4" draw:layer="layout" svg:width="26.123cm" svg:height="3.889cm" svg:x="1.795cm" svg:y="1.258cm" presentation:class="title" presentation:user-transformed="true">
          <draw:text-box>
            <text:p text:style-name="P3"><text:span text:style-name="T2">Plan financiero</text:span></text:p>
          </draw:text-box>
        </draw:frame>
        <draw:frame draw:name="Rectángulo 2" presentation:style-name="pr6" draw:text-style-name="P4" draw:layer="layout" svg:width="24.851cm" svg:height="11.653cm" svg:x="3.065cm" svg:y="5.703cm" presentation:class="outline" presentation:user-transformed="true">
          <draw:text-box>
            <text:list text:style-name="L5">
              <text:list-item>
                <text:p text:style-name="P26"><text:span text:style-name="T14">Indique un plan financiero de alto nivel que defina su modelo financiero e hipótesis de precios.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Este plan debería incluir las ventas anuales previstas y los beneficios para los próximos tres años.</text:span></text:p>
                  </text:list-item>
                  <text:list-item>
                    <text:p text:style-name="P26"><text:span text:style-name="T15">Use varias diapositivas para tratar este material adecuadamente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par smil:begin="id11.begin">
            <anim:transitionFilter smil:dur="2s" smil:type="fade" smil:subtype="crossfade"/>
          </anim:par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11" presentation:class="page"/>
          <draw:frame draw:name="Marcador de posición de notas 2" presentation:style-name="pr7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8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Riesgos y recompensas" draw:style-name="dp1" draw:master-page-name="Predeterminado_20_1" presentation:presentation-page-layout-name="AL2T11" xml:id="id12" draw:id="id12">
        <draw:frame draw:name="Rectángulo 1" presentation:style-name="pr5" draw:text-style-name="P4" draw:layer="layout" svg:width="26.123cm" svg:height="3.889cm" svg:x="1.795cm" svg:y="1.258cm" presentation:class="title" presentation:user-transformed="true">
          <draw:text-box>
            <text:p text:style-name="P3"><text:span text:style-name="T2">Riesgos y recompensas</text:span></text:p>
          </draw:text-box>
        </draw:frame>
        <draw:frame draw:name="Rectángulo 2" presentation:style-name="pr6" draw:text-style-name="P4" draw:layer="layout" svg:width="24.851cm" svg:height="11.653cm" svg:x="3.065cm" svg:y="5.703cm" presentation:class="outline" presentation:user-transformed="true">
          <draw:text-box>
            <text:list text:style-name="L5">
              <text:list-item>
                <text:p text:style-name="P26"><text:span text:style-name="T14">Resuma los riesgos del proyecto propuesto y cómo se afrontarán.</text:span></text:p>
              </text:list-item>
              <text:list-item>
                <text:p text:style-name="P26"><text:span text:style-name="T14">Realice una estimación de las compensaciones previstas, especialmente si busca financiación.</text:span></text:p>
              </text:list-item>
            </text:list>
          </draw:text-box>
        </draw:frame>
        <anim:par smil:dur="indefinite" smil:restart="never" presentation:node-type="timing-root">
          <anim:par smil:begin="id12.begin">
            <anim:transitionFilter smil:dur="2s" smil:type="fade" smil:subtype="crossfade"/>
          </anim:par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12" presentation:class="page"/>
          <draw:frame draw:name="Marcador de posición de notas 2" presentation:style-name="pr7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8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Temas clave" draw:style-name="dp1" draw:master-page-name="Predeterminado_20_1" presentation:presentation-page-layout-name="AL2T11" xml:id="id13" draw:id="id13">
        <draw:frame draw:name="Rectángulo 1" presentation:style-name="pr5" draw:text-style-name="P4" draw:layer="layout" svg:width="26.123cm" svg:height="3.889cm" svg:x="1.795cm" svg:y="1.258cm" presentation:class="title" presentation:user-transformed="true">
          <draw:text-box>
            <text:p text:style-name="P3"><text:span text:style-name="T2">Temas clave</text:span></text:p>
          </draw:text-box>
        </draw:frame>
        <draw:frame draw:name="Rectángulo 2" presentation:style-name="pr15" draw:text-style-name="P4" draw:layer="layout" svg:width="24.851cm" svg:height="11.653cm" svg:x="3.065cm" svg:y="5.703cm" presentation:class="outline" presentation:user-transformed="true">
          <draw:text-box>
            <text:list text:style-name="L5">
              <text:list-item>
                <text:p text:style-name="P26"><text:span text:style-name="T14">Corto plazo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Identifique las decisiones y problemas clave que necesitan soluciones inmediatas o a corto plazo.</text:span></text:p>
                  </text:list-item>
                  <text:list-item>
                    <text:p text:style-name="P26"><text:span text:style-name="T15">Indique las consecuencias de la postergación de decisiones.</text:span></text:p>
                  </text:list-item>
                </text:list>
              </text:list-item>
              <text:list-item>
                <text:p text:style-name="P26"><text:span text:style-name="T14">Largo plazo</text:span></text:p>
                <text:list>
                  <text:list-item>
                    <text:p text:style-name="P26"><text:span text:style-name="T15">Identifique los problemas que necesitan una resolución a largo plazo.</text:span></text:p>
                  </text:list-item>
                  <text:list-item>
                    <text:p text:style-name="P26"><text:span text:style-name="T15">Indique las consecuencias de la postergación de decisiones.</text:span></text:p>
                  </text:list-item>
                </text:list>
              </text:list-item>
              <text:list-item>
                <text:p text:style-name="P26"><text:span text:style-name="T14">Si busca financiación, especifique los problemas que requieran recursos económicos para solucionarse.</text:span></text:p>
              </text:list-item>
            </text:list>
          </draw:text-box>
        </draw:frame>
        <anim:par smil:dur="indefinite" smil:restart="never" presentation:node-type="timing-root">
          <anim:par smil:begin="id13.begin">
            <anim:transitionFilter smil:dur="2s" smil:type="fade" smil:subtype="crossfade"/>
          </anim:par>
        </anim:par>
        <presentation:notes draw:style-name="dp2">
          <draw:page-thumbnail draw:name="Marcador de posición de imagen de diapositiva 1" draw:style-name="gr1" draw:layer="layout" svg:width="15.512cm" svg:height="8.726cm" svg:x="1.998cm" svg:y="3.232cm" draw:page-number="13" presentation:class="page"/>
          <draw:frame draw:name="Marcador de posición de notas 2" presentation:style-name="pr7" draw:text-style-name="P4" draw:layer="layout" svg:width="15.606cm" svg:height="10.181cm" svg:x="1.951cm" svg:y="12.444cm" presentation:class="notes" presentation:user-transformed="true">
            <draw:text-box>
              <text:p/>
            </draw:text-box>
          </draw:frame>
          <draw:frame draw:name="Marcador de posición de número de diapositiva 3" presentation:style-name="pr8" draw:text-style-name="P6" draw:layer="layout" svg:width="8.453cm" svg:height="1.296cm" svg:x="11.05cm" svg:y="24.561cm" presentation:class="page-number" presentation:user-transformed="true">
            <draw:text-box>
              <text:p text:style-name="P5"><text:span text:style-name="T3"><text:page-number>&lt;número&gt;</text:page-number></text:span></text:p>
            </draw:text-box>
          </draw:frame>
        </presentation:notes>
      </draw:page>
      <draw:page draw:name="Anexo" draw:style-name="dp1" draw:master-page-name="Predeterminado_20_1" presentation:presentation-page-layout-name="AL2T11" xml:id="id14" draw:id="id14">
        <draw:frame draw:name="Título 1" presentation:style-name="pr5" draw:text-style-name="P4" draw:layer="layout" svg:width="26.123cm" svg:height="3.889cm" svg:x="1.795cm" svg:y="1.258cm" presentation:class="title" presentation:user-transformed="true">
          <draw:text-box>
            <text:p text:style-name="P3"><text:span text:style-name="T2">Anexo</text:span></text:p>
          </draw:text-box>
        </draw:frame>
        <draw:frame draw:name="Marcador de posición de texto 2" presentation:style-name="pr6" draw:text-style-name="P4" draw:layer="layout" svg:width="24.851cm" svg:height="11.653cm" svg:x="3.065cm" svg:y="5.703cm" presentation:class="outline" presentation:user-transformed="true">
          <draw:text-box>
            <text:list text:style-name="L5">
              <text:list-item>
                <text:p text:style-name="P26"><text:span text:style-name="T14">Material y recursos complementarios de referencia</text:span></text:p>
              </text:list-item>
            </text:list>
            <text:p text:style-name="P26"><text:span text:style-name="T14"/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</anim:par>
        <presentation:notes draw:style-name="dp4">
          <draw:page-thumbnail draw:style-name="gr1" draw:layer="layout" svg:width="17.238cm" svg:height="9.696cm" svg:x="1.135cm" svg:y="1.965cm" draw:page-number="14" presentation:class="page"/>
          <draw:frame presentation:style-name="pr16" draw:layer="layout" svg:width="15.606cm" svg:height="11.635cm" svg:x="1.95cm" svg:y="12.28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50b9c1" draw:end-color="#50b9c1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Predeterminado-background" style:family="presentation">
      <style:graphic-properties draw:stroke="none" draw:fill="bitmap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s" style:country-asian="ES" style:font-style-asian="normal" style:font-weight-asian="normal" style:font-family-complex="Mangal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language="es" fo:country="ES" fo:font-style="normal" style:text-underline-style="none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language="es" fo:country="ES" fo:font-style="normal" style:text-underline-style="none" fo:font-weight="normal" style:font-size-asian="14pt" style:language-asian="es" style:country-asian="ES" style:font-style-asian="normal" style:font-weight-asian="normal" style:font-size-complex="14pt" style:language-complex="es" style:country-complex="ES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language="es" fo:country="ES" fo:font-style="normal" style:text-underline-style="none" fo:font-weight="normal" style:font-size-asian="14pt" style:language-asian="es" style:country-asian="ES" style:font-style-asian="normal" style:font-weight-asian="normal" style:font-size-complex="14pt" style:language-complex="es" style:country-complex="ES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bitmap" style:repeat="stretch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s" style:country-asian="ES" style:font-style-asian="normal" style:font-weight-asian="normal" style:font-family-complex="Mangal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language="es" fo:country="ES" fo:font-style="normal" style:text-underline-style="none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language="es" fo:country="ES" fo:font-style="normal" style:text-underline-style="none" fo:font-weight="normal" style:font-size-asian="14pt" style:language-asian="es" style:country-asian="ES" style:font-style-asian="normal" style:font-weight-asian="normal" style:font-size-complex="14pt" style:language-complex="es" style:country-complex="ES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language="es" fo:country="ES" fo:font-style="normal" style:text-underline-style="none" fo:font-weight="normal" style:font-size-asian="14pt" style:language-asian="es" style:country-asian="ES" style:font-style-asian="normal" style:font-weight-asian="normal" style:font-size-complex="14pt" style:language-complex="es" style:country-complex="ES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2-background" style:display-name="Predeterminado 2-background" style:family="presentation">
      <style:graphic-properties draw:stroke="none" draw:fill="bitmap" style:repeat="stretch"/>
      <style:text-properties style:letter-kerning="true"/>
    </style:style>
    <style:style style:name="Predeterminado_20_2-backgroundobjects" style:display-name="Predetermin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2-notes" style:display-name="Predeterminado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2-outline1" style:display-name="Predeterminado 2-outline1" style:family="presentation">
      <style:graphic-properties draw:stroke="none" draw:fill="none">
        <text:list-style style:name="Predeterminado_20_2-outline1" style:display-name="Predeterminad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Century Gothic'" fo:font-size="20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es" style:country-asian="ES" style:font-style-asian="normal" style:font-weight-asian="normal" style:font-family-complex="Mangal" style:font-family-generic-complex="system" style:font-pitch-complex="variable" style:font-size-complex="20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2-outline2" style:display-name="Predeterminado 2-outline2" style:family="presentation" style:parent-style-name="Predeterminado_20_2-outline1">
      <style:paragraph-properties fo:margin-top="0cm" fo:margin-bottom="0.4cm" fo:text-align="start" style:punctuation-wrap="hanging" style:writing-mode="lr-tb"/>
      <style:text-properties fo:color="#ffffff" style:text-line-through-style="none" fo:font-family="'Century Gothic'" fo:font-size="16pt" fo:letter-spacing="normal" fo:language="es" fo:country="ES" fo:font-style="normal" style:text-underline-style="none" fo:font-weight="normal" style:font-size-asian="16pt" style:language-asian="es" style:country-asian="ES" style:font-style-asian="normal" style:font-weight-asian="normal" style:font-size-complex="16pt" style:language-complex="es" style:country-complex="ES" style:font-style-complex="normal" style:font-weight-complex="normal" fo:hyphenate="false"/>
    </style:style>
    <style:style style:name="Predeterminado_20_2-outline3" style:display-name="Predeterminado 2-outline3" style:family="presentation" style:parent-style-name="Predeterminado_20_2-outline2">
      <style:paragraph-properties fo:margin-top="0cm" fo:margin-bottom="0.3cm" fo:text-align="start" style:punctuation-wrap="hanging" style:writing-mode="lr-tb"/>
      <style:text-properties fo:color="#ffffff" style:text-line-through-style="none" fo:font-family="'Century Gothic'" fo:font-size="14pt" fo:letter-spacing="normal" fo:language="es" fo:country="ES" fo:font-style="normal" style:text-underline-style="none" fo:font-weight="normal" style:font-size-asian="14pt" style:language-asian="es" style:country-asian="ES" style:font-style-asian="normal" style:font-weight-asian="normal" style:font-size-complex="14pt" style:language-complex="es" style:country-complex="ES" style:font-style-complex="normal" style:font-weight-complex="normal" fo:hyphenate="false"/>
    </style:style>
    <style:style style:name="Predeterminado_20_2-outline4" style:display-name="Predeterminado 2-outline4" style:family="presentation" style:parent-style-name="Predeterminado_20_2-outline3">
      <style:paragraph-properties fo:margin-top="0cm" fo:margin-bottom="0.2cm" fo:text-align="start" style:punctuation-wrap="hanging" style:writing-mode="lr-tb"/>
      <style:text-properties fo:color="#ffffff" style:text-line-through-style="none" fo:font-family="'Century Gothic'" fo:font-size="14pt" fo:letter-spacing="normal" fo:language="es" fo:country="ES" fo:font-style="normal" style:text-underline-style="none" fo:font-weight="normal" style:font-size-asian="14pt" style:language-asian="es" style:country-asian="ES" style:font-style-asian="normal" style:font-weight-asian="normal" style:font-size-complex="14pt" style:language-complex="es" style:country-complex="ES" style:font-style-complex="normal" style:font-weight-complex="normal" fo:hyphenate="false"/>
    </style:style>
    <style:style style:name="Predeterminado_20_2-outline5" style:display-name="Predeterminado 2-outline5" style:family="presentation" style:parent-style-name="Predeterminado_20_2-outline4">
      <style:paragraph-properties fo:margin-top="0cm" fo:margin-bottom="0.1cm"/>
      <style:text-properties fo:font-size="20pt" style:font-size-asian="20pt" style:font-size-complex="20pt"/>
    </style:style>
    <style:style style:name="Predeterminado_20_2-outline6" style:display-name="Predeterminado 2-outline6" style:family="presentation" style:parent-style-name="Predeterminado_20_2-outline5">
      <style:paragraph-properties fo:margin-top="0cm" fo:margin-bottom="0.1cm"/>
      <style:text-properties fo:font-size="20pt" style:font-size-asian="20pt" style:font-size-complex="20pt"/>
    </style:style>
    <style:style style:name="Predeterminado_20_2-outline7" style:display-name="Predeterminado 2-outline7" style:family="presentation" style:parent-style-name="Predeterminado_20_2-outline6">
      <style:paragraph-properties fo:margin-top="0cm" fo:margin-bottom="0.1cm"/>
      <style:text-properties fo:font-size="20pt" style:font-size-asian="20pt" style:font-size-complex="20pt"/>
    </style:style>
    <style:style style:name="Predeterminado_20_2-outline8" style:display-name="Predeterminado 2-outline8" style:family="presentation" style:parent-style-name="Predeterminado_20_2-outline7">
      <style:paragraph-properties fo:margin-top="0cm" fo:margin-bottom="0.1cm"/>
      <style:text-properties fo:font-size="20pt" style:font-size-asian="20pt" style:font-size-complex="20pt"/>
    </style:style>
    <style:style style:name="Predeterminado_20_2-outline9" style:display-name="Predeterminado 2-outline9" style:family="presentation" style:parent-style-name="Predeterminado_20_2-outline8">
      <style:paragraph-properties fo:margin-top="0cm" fo:margin-bottom="0.1cm"/>
      <style:text-properties fo:font-size="20pt" style:font-size-asian="20pt" style:font-size-complex="20pt"/>
    </style:style>
    <style:style style:name="Predeterminado_20_2-subtitle" style:display-name="Predeterminado 2-subtitle" style:family="presentation">
      <style:graphic-properties draw:stroke="none" draw:fill="none" draw:textarea-vertical-align="middle">
        <text:list-style style:name="Predeterminado_20_2-subtitle" style:display-name="Predeterminad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title" style:display-name="Predeterminado 2-title" style:family="presentation">
      <style:graphic-properties draw:stroke="none" draw:fill="none" draw:textarea-vertical-align="middle">
        <text:list-style style:name="Predeterminado_20_2-title" style:display-name="Predeterminad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Century Gothic'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509cm" fo:page-height="25.859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Mgr4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.341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83cm, 0cm, 0cm, 0cm)" draw:image-opacity="100%" style:mirror="none"/>
    </style:style>
    <style:style style:name="Mgr7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3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b01513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292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292cm"/>
    </style:style>
    <style:style style:name="Mpr10" style:family="presentation" style:parent-style-name="Predeterminado_20_2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1" style:family="presentation" style:parent-style-name="Predeterminado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2" style:family="presentation" style:parent-style-name="Predeterminado_20_2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Mpr13" style:family="presentation" style:parent-style-name="Predeterminado_20_2-backgroundobjects">
      <style:graphic-properties draw:stroke="none" draw:fill="none" draw:fill-color="#ffffff" draw:auto-grow-height="false" fo:min-height="1.292cm"/>
    </style:style>
    <style:style style:name="Mpr14" style:family="presentation" style:parent-style-name="Predeterminado_20_2-backgroundobjects">
      <style:graphic-properties draw:stroke="none" draw:fill="none" draw:fill-color="#ffffff" draw:textarea-vertical-align="bottom" draw:auto-grow-height="false" fo:min-height="1.29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353cm" fo:margin-bottom="0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ebebeb" style:text-line-through-style="none" fo:font-family="'Century Gothic'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color="#ffffff" style:text-line-through-style="none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ebebeb" style:text-line-through-style="none" fo:font-family="'Century Gothic'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MT4" style:family="text">
      <style:text-properties fo:color="#ffffff" style:text-line-through-style="none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ffffff" style:text-line-through-style="none" fo:font-family="'Century Gothic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ffffff" style:text-line-through-style="none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ebebeb" style:text-line-through-style="none" fo:font-family="'Century Gothic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8" style:family="text">
      <style:text-properties fo:color="#ffffff" style:text-line-through-style="none" fo:font-family="Arial" fo:font-size="122pt" fo:letter-spacing="normal" fo:font-style="normal" style:text-underline-style="none" fo:font-weight="normal" style:font-size-asian="122pt" style:font-style-asian="normal" style:font-weight-asian="normal" style:font-size-complex="1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8ad0d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fo:color="#8ad0d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fo:color="#8ad0d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fo:color="#8ad0d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fo:color="#8ad0d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fo:color="#8ad0d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ad0d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draw:name="Imagen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Imagen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Óvalo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Imagen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Imagen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ángulo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ítulo 1" presentation:style-name="Mpr1" draw:text-style-name="MP4" draw:layer="backgroundobjects" svg:width="24.515cm" svg:height="9.248cm" svg:x="3.208cm" svg:y="4.022cm" presentation:class="title" presentation:user-transformed="true">
        <draw:text-box>
          <text:p text:style-name="MP5"><text:span text:style-name="MT1">Pulse para editar el formato del texto de títuloHaga clic para modificar el estilo de título del patrón</text:span></text:p>
        </draw:text-box>
      </draw:frame>
      <draw:frame draw:name="Marcador de posición de fecha 3" presentation:style-name="Mpr2" draw:text-style-name="MP7" draw:layer="backgroundobjects" svg:width="2.751cm" svg:height="0.846cm" draw:transform="rotate (-1.57079632679579) translate (30.009cm 4.022cm)" presentation:class="date-time" presentation:user-transformed="true">
        <draw:text-box>
          <text:p text:style-name="MP6"><text:span text:style-name="MT2"><text:date style:data-style-name="D1" text:date-value="2015-05-21">21/05/15</text:date></text:span></text:p>
        </draw:text-box>
      </draw:frame>
      <draw:frame draw:name="Marcador de posición de pie de página 4" presentation:style-name="Mpr2" draw:text-style-name="MP8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Marcador de posición de número de diapositiva 5" presentation:style-name="Mpr2" draw:text-style-name="MP9" draw:layer="backgroundobjects" svg:width="2.327cm" svg:height="2.131cm" svg:x="28.757cm" svg:y="0.82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Predeterminado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Imagen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Imagen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Óvalo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Imagen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Imagen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ángulo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ítulo 1" presentation:style-name="Mpr5" draw:text-style-name="MP4" draw:layer="backgroundobjects" svg:width="26.123cm" svg:height="3.889cm" svg:x="1.795cm" svg:y="1.258cm" presentation:class="title" presentation:user-transformed="true">
        <draw:text-box>
          <text:p text:style-name="MP5"><text:span text:style-name="MT3">Pulse para editar el formato del texto de títuloHaga clic para modificar el estilo de título del patrón</text:span></text:p>
        </draw:text-box>
      </draw:frame>
      <draw:frame draw:name="Marcador de posición de contenido 2" presentation:style-name="Mpr6" draw:text-style-name="MP4" draw:layer="backgroundobjects" svg:width="24.851cm" svg:height="11.653cm" svg:x="3.065cm" svg:y="5.703cm" presentation:class="outline" presentation:user-transformed="true">
        <draw:text-box>
          <text:list text:style-name="ML4">
            <text:list-item>
              <text:p text:style-name="MP10"><text:span text:style-name="MT4">Pulse para editar los formatos del texto del esquema</text:span></text:p>
              <text:list>
                <text:list-item>
                  <text:p text:style-name="MP10"><text:span text:style-name="MT4">Segundo nivel del esquema</text:span></text:p>
                  <text:list>
                    <text:list-item>
                      <text:p text:style-name="MP10"><text:span text:style-name="MT4">Tercer nivel del esquema</text:span></text:p>
                      <text:list>
                        <text:list-item>
                          <text:p text:style-name="MP10"><text:span text:style-name="MT4">Cuarto nivel del esquema</text:span></text:p>
                          <text:list>
                            <text:list-item>
                              <text:p text:style-name="MP10"><text:span text:style-name="MT4">Quinto nivel del esquema</text:span></text:p>
                              <text:list>
                                <text:list-item>
                                  <text:p text:style-name="MP10"><text:span text:style-name="MT4">Sexto nivel del esquema</text:span></text:p>
                                  <text:list>
                                    <text:list-item>
                                      <text:p text:style-name="MP10"><text:span text:style-name="MT4">Séptimo nivel del esquema</text:span></text:p>
                                      <text:list>
                                        <text:list-item>
                                          <text:p text:style-name="MP10"><text:span text:style-name="MT4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Noveno nivel del esquemaHaga clic para modificar los estilos de texto del patró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2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5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fecha 3" presentation:style-name="Mpr7" draw:text-style-name="MP7" draw:layer="backgroundobjects" svg:width="2.751cm" svg:height="0.846cm" draw:transform="rotate (-1.57079632679579) translate (30.009cm 4.022cm)" presentation:class="date-time" presentation:user-transformed="true">
        <draw:text-box>
          <text:p text:style-name="MP6"><text:span text:style-name="MT2"><text:date style:data-style-name="D1" text:date-value="2015-05-21">21/05/15</text:date></text:span></text:p>
        </draw:text-box>
      </draw:frame>
      <draw:frame draw:name="Marcador de posición de pie de página 4" presentation:style-name="Mpr7" draw:text-style-name="MP8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Marcador de posición de número de diapositiva 5" presentation:style-name="Mpr7" draw:text-style-name="MP9" draw:layer="backgroundobjects" svg:width="2.327cm" svg:height="2.131cm" svg:x="28.757cm" svg:y="0.82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Predeterminado_20_1-title" draw:layer="backgroundobjects" svg:width="17.238cm" svg:height="9.696cm" svg:x="1.135cm" svg:y="1.965cm" presentation:class="page"/>
        <draw:frame presentation:style-name="Predeterminado_20_1-notes" draw:layer="backgroundobjects" svg:width="15.606cm" svg:height="11.635cm" svg:x="1.95cm" svg:y="12.283cm" presentation:class="notes" presentation:placeholder="true">
          <draw:text-box/>
        </draw:frame>
        <draw:frame presentation:style-name="Mpr8" draw:text-style-name="MP1" draw:layer="backgroundobjects" svg:width="8.465cm" svg:height="1.291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465cm" svg:height="1.291cm" svg:x="11.04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465cm" svg:height="1.291cm" svg:x="0cm" svg:y="24.567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465cm" svg:height="1.291cm" svg:x="11.043cm" svg:y="24.567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Predeterminado_20_2" style:display-name="Predeterminado 2" style:page-layout-name="PM1" draw:style-name="Mdp1">
      <draw:frame draw:name="Imagen 7" draw:style-name="Mgr3" draw:text-style-name="MP3" draw:layer="backgroundobjects" svg:width="11.213cm" svg:height="11.633cm" svg:x="0cm" svg:y="7.416cm">
        <draw:image xlink:href="Pictures/10000201000002AF000002AFCF8284F3.png" xlink:type="simple" xlink:show="embed" xlink:actuate="onLoad">
          <text:p/>
        </draw:image>
      </draw:frame>
      <draw:frame draw:name="Imagen 6" draw:style-name="Mgr4" draw:text-style-name="MP3" draw:layer="backgroundobjects" svg:width="4.228cm" svg:height="6.57cm" svg:x="0cm" svg:y="8.034cm">
        <draw:image xlink:href="Pictures/100002010000018400000184A86BB7FD.png" xlink:type="simple" xlink:show="embed" xlink:actuate="onLoad">
          <text:p/>
        </draw:image>
      </draw:frame>
      <draw:custom-shape draw:name="Óvalo 15" draw:style-name="Mgr5" draw:text-style-name="MP4" draw:layer="backgroundobjects" svg:width="7.831cm" svg:height="7.831cm" svg:x="23.914cm" svg:y="4.65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Imagen 8" draw:style-name="Mgr6" draw:text-style-name="MP3" draw:layer="backgroundobjects" svg:width="4.453cm" svg:height="3.17cm" svg:x="22.221cm" svg:y="0cm">
        <draw:image xlink:href="Pictures/100002010000010700000107334AEB57.png" xlink:type="simple" xlink:show="embed" xlink:actuate="onLoad">
          <text:p/>
        </draw:image>
      </draw:frame>
      <draw:frame draw:name="Imagen 9" draw:style-name="Mgr7" draw:text-style-name="MP3" draw:layer="backgroundobjects" svg:width="2.759cm" svg:height="2.116cm" svg:x="23.905cm" svg:y="16.933cm">
        <draw:image xlink:href="Pictures/10000201000000A3000000A38E425F28.png" xlink:type="simple" xlink:show="embed" xlink:actuate="onLoad">
          <text:p/>
        </draw:image>
      </draw:frame>
      <draw:custom-shape draw:name="Rectángulo 13" draw:style-name="Mgr8" draw:text-style-name="MP4" draw:layer="backgroundobjects" svg:width="1.904cm" svg:height="3.174cm" svg:x="28.994cm" svg:y="0cm">
        <text:p/>
        <draw:enhanced-geometry svg:viewBox="0 0 21600 21600" draw:type="rectangle" draw:enhanced-path="M 0 0 L 21600 0 21600 21600 0 21600 0 0 Z N"/>
      </draw:custom-shape>
      <draw:frame draw:name="Título 1" presentation:style-name="Mpr10" draw:text-style-name="MP4" draw:layer="backgroundobjects" svg:width="22.219cm" svg:height="9.101cm" svg:x="4.374cm" svg:y="4.022cm" presentation:class="title" presentation:user-transformed="true">
        <draw:text-box>
          <text:p text:style-name="MP5"><text:span text:style-name="MT7">Pulse para editar el formato del texto de títuloHaga clic para modificar el estilo de título del patrón</text:span></text:p>
        </draw:text-box>
      </draw:frame>
      <draw:frame draw:name="Marcador de posición de fecha 3" presentation:style-name="Mpr11" draw:text-style-name="MP7" draw:layer="backgroundobjects" svg:width="2.751cm" svg:height="0.846cm" draw:transform="rotate (-1.57079632679579) translate (30.009cm 4.022cm)" presentation:class="date-time" presentation:user-transformed="true">
        <draw:text-box>
          <text:p text:style-name="MP6"><text:span text:style-name="MT2"><text:date style:data-style-name="D1" text:date-value="2015-05-21">21/05/15</text:date></text:span></text:p>
        </draw:text-box>
      </draw:frame>
      <draw:frame draw:name="Marcador de posición de pie de página 4" presentation:style-name="Mpr11" draw:text-style-name="MP8" draw:layer="backgroundobjects" svg:width="10.721cm" svg:height="0.846cm" draw:transform="rotate (-1.57079632679579) translate (30.65cm 4.022cm)" presentation:class="footer" presentation:user-transformed="true">
        <draw:text-box>
          <text:p/>
        </draw:text-box>
      </draw:frame>
      <draw:frame draw:name="Marcador de posición de número de diapositiva 5" presentation:style-name="Mpr11" draw:text-style-name="MP9" draw:layer="backgroundobjects" svg:width="2.327cm" svg:height="2.131cm" svg:x="28.757cm" svg:y="0.82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draw:name="Marcador de posición de texto 3" presentation:style-name="Mpr12" draw:text-style-name="MP4" draw:layer="backgroundobjects" svg:width="22.219cm" svg:height="2.982cm" svg:x="4.374cm" svg:y="13.758cm" presentation:class="outline" presentation:user-transformed="true">
        <draw:text-box>
          <text:list text:style-name="ML4">
            <text:list-item>
              <text:p text:style-name="MP10"><text:span text:style-name="MT2">Pulse para editar los formatos del texto del esquema</text:span></text:p>
              <text:list>
                <text:list-item>
                  <text:p text:style-name="MP10"><text:span text:style-name="MT2">Segundo nivel del esquema</text:span></text:p>
                  <text:list>
                    <text:list-item>
                      <text:p text:style-name="MP10"><text:span text:style-name="MT2">Tercer nivel del esquema</text:span></text:p>
                      <text:list>
                        <text:list-item>
                          <text:p text:style-name="MP10"><text:span text:style-name="MT2">Cuarto nivel del esquema</text:span></text:p>
                          <text:list>
                            <text:list-item>
                              <text:p text:style-name="MP10"><text:span text:style-name="MT2">Quinto nivel del esquema</text:span></text:p>
                              <text:list>
                                <text:list-item>
                                  <text:p text:style-name="MP10"><text:span text:style-name="MT2">Sexto nivel del esquema</text:span></text:p>
                                  <text:list>
                                    <text:list-item>
                                      <text:p text:style-name="MP10"><text:span text:style-name="MT2">Séptimo nivel del esquema</text:span></text:p>
                                      <text:list>
                                        <text:list-item>
                                          <text:p text:style-name="MP10"><text:span text:style-name="MT2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2">Noveno nivel del esquemaHaga clic para modificar los estilos de texto del patrón</text:span></text:p>
        </draw:text-box>
      </draw:frame>
      <draw:custom-shape draw:name="Cuadro de texto 8" draw:style-name="Mgr9" draw:text-style-name="MP4" draw:layer="backgroundobjects" svg:width="2.227cm" svg:height="5.415cm" svg:x="2.495cm" svg:y="2.698cm">
        <text:p text:style-name="MP12"><text:span text:style-name="MT8">“</text:span></text:p>
        <draw:enhanced-geometry svg:viewBox="0 0 21600 21600" draw:type="rectangle" draw:enhanced-path="M 0 0 L 21600 0 21600 21600 0 21600 0 0 Z N"/>
      </draw:custom-shape>
      <draw:custom-shape draw:name="Cuadro de texto 14" draw:style-name="Mgr9" draw:text-style-name="MP4" draw:layer="backgroundobjects" svg:width="2.227cm" svg:height="5.415cm" svg:x="25.928cm" svg:y="9.213cm">
        <text:p text:style-name="MP12"><text:span text:style-name="MT8">”</text:span></text:p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Predeterminado_20_2-title" draw:layer="backgroundobjects" svg:width="17.238cm" svg:height="9.696cm" svg:x="1.135cm" svg:y="1.965cm" presentation:class="page"/>
        <draw:frame presentation:style-name="Predeterminado_20_2-notes" draw:layer="backgroundobjects" svg:width="15.606cm" svg:height="11.635cm" svg:x="1.95cm" svg:y="12.283cm" presentation:class="notes" presentation:placeholder="true">
          <draw:text-box/>
        </draw:frame>
        <draw:frame presentation:style-name="Mpr13" draw:text-style-name="MP1" draw:layer="backgroundobjects" svg:width="8.465cm" svg:height="1.291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8.465cm" svg:height="1.291cm" svg:x="11.043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8.465cm" svg:height="1.291cm" svg:x="0cm" svg:y="24.567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8.465cm" svg:height="1.291cm" svg:x="11.043cm" svg:y="24.567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5-21T11:58:03.21</dc:date>
    <dc:creator>Alex Villegas</dc:creator>
    <meta:document-statistic meta:object-count="132"/>
    <meta:generator>OpenOffice/4.1.1$Win32 OpenOffice.org_project/411m6$Build-9775</meta:generator>
  </office:meta>
</office:document-meta>
</file>